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 office:value-type="float" office:value="295.366875" calcext:value-type="float">
            <text:p>295,366875</text:p>
          </table:table-cell>
          <table:table-cell table:formula="of:=AVERAGE([.A2:.A14])" office:value-type="float" office:value="276.063392307693" calcext:value-type="float">
            <text:p>276,063392307693</text:p>
          </table:table-cell>
          <table:table-cell table:formula="of:=STDEV([.A2:.A14])" office:value-type="float" office:value="174.40130417557" calcext:value-type="float">
            <text:p>174,40130417557</text:p>
          </table:table-cell>
          <table:table-cell table:formula="of:=[.B2]-3*[.C2]" office:value-type="float" office:value="-247.140520219019" calcext:value-type="float">
            <text:p>-247,140520219019</text:p>
          </table:table-cell>
          <table:table-cell table:formula="of:=[.B2]+3*[.C2]" office:value-type="float" office:value="799.267304834404" calcext:value-type="float">
            <text:p>799,267304834404</text:p>
          </table:table-cell>
          <table:table-cell/>
          <table:table-cell table:formula="of:=AVERAGE([.F2:.F4])" office:value-type="string" office:string-value="" calcext:value-type="error">
            <text:p>#DIV/0!</text:p>
          </table:table-cell>
          <table:table-cell table:formula="of:=STDEV([.F2:.F4])" office:value-type="string" office:string-value="" calcext:value-type="error">
            <text:p>#DIV/0!</text:p>
          </table:table-cell>
          <table:table-cell office:value-type="float" office:value="4650.436275" calcext:value-type="float">
            <text:p>4650,436275</text:p>
          </table:table-cell>
          <table:table-cell table:formula="of:=AVERAGE([.I2:.I20])" office:value-type="float" office:value="4473.79786973684" calcext:value-type="float">
            <text:p>4473,79786973684</text:p>
          </table:table-cell>
          <table:table-cell table:formula="of:=STDEV([.I2:.I20])" office:value-type="float" office:value="154.428525294887" calcext:value-type="float">
            <text:p>154,428525294887</text:p>
          </table:table-cell>
          <table:table-cell table:formula="of:=[.J2]-3*[.K2]" office:value-type="float" office:value="4010.51229385218" calcext:value-type="float">
            <text:p>4010,51229385218</text:p>
          </table:table-cell>
          <table:table-cell table:formula="of:=[.J2]+3*[.K2]" office:value-type="float" office:value="4937.0834456215" calcext:value-type="float">
            <text:p>4937,0834456215</text:p>
          </table:table-cell>
          <table:table-cell/>
          <table:table-cell table:formula="of:=AVERAGE([.N2:.N4])" office:value-type="string" office:string-value="" calcext:value-type="error">
            <text:p>#DIV/0!</text:p>
          </table:table-cell>
          <table:table-cell table:formula="of:=STDEV([.N2:.N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92.3828875" calcext:value-type="float">
            <text:p>292,3828875</text:p>
          </table:table-cell>
          <table:table-cell table:number-columns-repeated="2"/>
          <table:table-cell office:value-type="string" calcext:value-type="string">
            <text:p>nn cambia nulla</text:p>
          </table:table-cell>
          <table:table-cell table:number-columns-repeated="4"/>
          <table:table-cell office:value-type="float" office:value="4564.710525" calcext:value-type="float">
            <text:p>4564,710525</text:p>
          </table:table-cell>
          <table:table-cell table:number-columns-repeated="2"/>
          <table:table-cell office:value-type="string" calcext:value-type="string">
            <text:p>nn cambia nulla</text:p>
          </table:table-cell>
          <table:table-cell table:number-columns-repeated="4"/>
        </table:table-row>
        <table:table-row table:style-name="ro1">
          <table:table-cell office:value-type="float" office:value="275.80215" calcext:value-type="float">
            <text:p>275,80215</text:p>
          </table:table-cell>
          <table:table-cell table:number-columns-repeated="7"/>
          <table:table-cell office:value-type="float" office:value="4295.824575" calcext:value-type="float">
            <text:p>4295,824575</text:p>
          </table:table-cell>
          <table:table-cell table:number-columns-repeated="7"/>
        </table:table-row>
        <table:table-row table:style-name="ro1">
          <table:table-cell office:value-type="float" office:value="277.454250000001" calcext:value-type="float">
            <text:p>277,454250000001</text:p>
          </table:table-cell>
          <table:table-cell table:number-columns-repeated="7"/>
          <table:table-cell office:value-type="float" office:value="4418.56200000001" calcext:value-type="float">
            <text:p>4418,56200000001</text:p>
          </table:table-cell>
          <table:table-cell table:number-columns-repeated="7"/>
        </table:table-row>
        <table:table-row table:style-name="ro1">
          <table:table-cell office:value-type="float" office:value="260.5175625" calcext:value-type="float">
            <text:p>260,5175625</text:p>
          </table:table-cell>
          <table:table-cell table:number-columns-repeated="7"/>
          <table:table-cell office:value-type="float" office:value="4291.30102499999" calcext:value-type="float">
            <text:p>4291,30102499999</text:p>
          </table:table-cell>
          <table:table-cell table:number-columns-repeated="7"/>
        </table:table-row>
        <table:table-row table:style-name="ro1">
          <table:table-cell office:value-type="float" office:value="238.467075" calcext:value-type="float">
            <text:p>238,467075</text:p>
          </table:table-cell>
          <table:table-cell table:number-columns-repeated="7"/>
          <table:table-cell office:value-type="float" office:value="4626.564375" calcext:value-type="float">
            <text:p>4626,564375</text:p>
          </table:table-cell>
          <table:table-cell table:number-columns-repeated="7"/>
        </table:table-row>
        <table:table-row table:style-name="ro1">
          <table:table-cell office:value-type="float" office:value="9.93419999999924" calcext:value-type="float">
            <text:p>9,93419999999924</text:p>
          </table:table-cell>
          <table:table-cell table:number-columns-repeated="7"/>
          <table:table-cell office:value-type="float" office:value="4432.064625" calcext:value-type="float">
            <text:p>4432,064625</text:p>
          </table:table-cell>
          <table:table-cell table:number-columns-repeated="7"/>
        </table:table-row>
        <table:table-row table:style-name="ro1">
          <table:table-cell office:value-type="float" office:value="2.14040000000114" calcext:value-type="float">
            <text:p>2,14040000000114</text:p>
          </table:table-cell>
          <table:table-cell table:number-columns-repeated="7"/>
          <table:table-cell office:value-type="float" office:value="4309.041375" calcext:value-type="float">
            <text:p>4309,041375</text:p>
          </table:table-cell>
          <table:table-cell table:number-columns-repeated="7"/>
        </table:table-row>
        <table:table-row table:style-name="ro1">
          <table:table-cell office:value-type="float" office:value="83.5065000000031" calcext:value-type="float">
            <text:p>83,5065000000031</text:p>
          </table:table-cell>
          <table:table-cell table:number-columns-repeated="7"/>
          <table:table-cell office:value-type="float" office:value="4283.0685" calcext:value-type="float">
            <text:p>4283,0685</text:p>
          </table:table-cell>
          <table:table-cell table:number-columns-repeated="7"/>
        </table:table-row>
        <table:table-row table:style-name="ro1">
          <table:table-cell office:value-type="float" office:value="368.2544" calcext:value-type="float">
            <text:p>368,2544</text:p>
          </table:table-cell>
          <table:table-cell table:number-columns-repeated="7"/>
          <table:table-cell office:value-type="float" office:value="4114.89712499999" calcext:value-type="float">
            <text:p>4114,89712499999</text:p>
          </table:table-cell>
          <table:table-cell table:number-columns-repeated="7"/>
        </table:table-row>
        <table:table-row table:style-name="ro1">
          <table:table-cell office:value-type="float" office:value="621.6358" calcext:value-type="float">
            <text:p>621,6358</text:p>
          </table:table-cell>
          <table:table-cell table:number-columns-repeated="7"/>
          <table:table-cell office:value-type="float" office:value="4524.715575" calcext:value-type="float">
            <text:p>4524,715575</text:p>
          </table:table-cell>
          <table:table-cell table:number-columns-repeated="7"/>
        </table:table-row>
        <table:table-row table:style-name="ro1">
          <table:table-cell office:value-type="float" office:value="390.426849999999" calcext:value-type="float">
            <text:p>390,426849999999</text:p>
          </table:table-cell>
          <table:table-cell table:number-columns-repeated="7"/>
          <table:table-cell office:value-type="float" office:value="4455.476025" calcext:value-type="float">
            <text:p>4455,476025</text:p>
          </table:table-cell>
          <table:table-cell table:number-columns-repeated="7"/>
        </table:table-row>
        <table:table-row table:style-name="ro1">
          <table:table-cell office:value-type="float" office:value="472.93515" calcext:value-type="float">
            <text:p>472,93515</text:p>
          </table:table-cell>
          <table:table-cell table:number-columns-repeated="7"/>
          <table:table-cell office:value-type="float" office:value="4524.644075" calcext:value-type="float">
            <text:p>4524,6440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elta furbo</text:p>
          </table:table-cell>
          <table:table-cell office:value-type="string" calcext:value-type="string">
            <text:p>deltam furbo</text:p>
          </table:table-cell>
          <table:table-cell office:value-type="string" calcext:value-type="string">
            <text:p>sigma delta furbo</text:p>
          </table:table-cell>
          <table:table-cell office:value-type="float" office:value="4535.124075" calcext:value-type="float">
            <text:p>4535,124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ma deltam</text:p>
          </table:table-cell>
          <table:table-cell table:number-columns-repeated="4"/>
          <table:table-cell office:value-type="float" office:value="295.366875" calcext:value-type="float">
            <text:p>295,366875</text:p>
          </table:table-cell>
          <table:table-cell table:formula="of:=AVERAGE([.F16:.F21])" office:value-type="float" office:value="273.3318" calcext:value-type="float">
            <text:p>273,3318</text:p>
          </table:table-cell>
          <table:table-cell table:formula="of:=STDEV([.F16:.F21])/SQRT(6)" office:value-type="float" office:value="8.66283136998776" calcext:value-type="float">
            <text:p>8,66283136998776</text:p>
          </table:table-cell>
          <table:table-cell office:value-type="float" office:value="4665.079975" calcext:value-type="float">
            <text:p>4665,079975</text:p>
          </table:table-cell>
          <table:table-cell table:number-columns-repeated="7"/>
        </table:table-row>
        <table:table-row table:style-name="ro1">
          <table:table-cell table:formula="of:=STDEV([.A2:.A14])/SQRT(13)" office:value-type="float" office:value="48.3702188240624" calcext:value-type="float">
            <text:p>48,3702188240624</text:p>
          </table:table-cell>
          <table:table-cell table:number-columns-repeated="4"/>
          <table:table-cell office:value-type="float" office:value="292.3828875" calcext:value-type="float">
            <text:p>292,3828875</text:p>
          </table:table-cell>
          <table:table-cell table:number-columns-repeated="2"/>
          <table:table-cell office:value-type="float" office:value="4607.714475" calcext:value-type="float">
            <text:p>4607,7144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75.80215" calcext:value-type="float">
            <text:p>275,80215</text:p>
          </table:table-cell>
          <table:table-cell table:number-columns-repeated="2"/>
          <table:table-cell office:value-type="float" office:value="4592.126875" calcext:value-type="float">
            <text:p>4592,1268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77.454250000001" calcext:value-type="float">
            <text:p>277,454250000001</text:p>
          </table:table-cell>
          <table:table-cell table:number-columns-repeated="2"/>
          <table:table-cell office:value-type="float" office:value="4474.037925" calcext:value-type="float">
            <text:p>4474,0379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60.5175625" calcext:value-type="float">
            <text:p>260,5175625</text:p>
          </table:table-cell>
          <table:table-cell table:number-columns-repeated="2"/>
          <table:table-cell office:value-type="float" office:value="4636.770125" calcext:value-type="float">
            <text:p>4636,770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8.467075" calcext:value-type="float">
            <text:p>238,46707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igma Deltam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STDEV([.I2:.I20])/SQRT(19)" office:value-type="float" office:value="35.428333461075" calcext:value-type="float">
            <text:p>35,4283334610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time-style style:name="N10118" number:language="it" number:country="IT">
      <number:hours/>
      <number:text>:</number:text>
      <number:minutes number:style="long"/>
      <number:text> </number:text>
      <number:am-pm/>
    </number:time-style>
    <number:time-style style:name="N10119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</number:time-style>
    <number:time-style style:name="N10121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8:10:07.72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9:59.080000000</meta:creation-date>
    <meta:generator>LibreOffice/6.1.2.1$Windows_X86_64 LibreOffice_project/65905a128db06ba48db947242809d14d3f9a93fe</meta:generator>
    <dc:date>2019-02-18T18:10:51.308000000</dc:date>
    <meta:editing-duration>PT11M21S</meta:editing-duration>
    <meta:editing-cycles>5</meta:editing-cycles>
    <meta:document-statistic meta:table-count="1" meta:cell-count="77" meta:object-count="0"/>
  </office:meta>
</office:document-meta>
</file>